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0080" draw:fill-gradient-name="Linear_20_blue_2f_white" draw:gradient-step-count="0" draw:fill-hatch-name="Hatch_20_1" draw:fill-hatch-solid="false" draw:fill-image-name="Empty" draw:opacity-name="" draw:textarea-horizontal-align="center" draw:textarea-vertical-align="middle" draw:shadow="visible" draw:shadow-color="#c0c0c0" draw:shadow-opacity="30%"/>
    </style:style>
    <style:style style:name="gr2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offset-x="0cm" draw:shadow-color="#c0c0c0" draw:shadow-opacity="30%"/>
    </style:style>
    <style:style style:name="gr3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color="#c0c0c0" draw:shadow-opacity="30%"/>
    </style:style>
    <style:style style:name="gr4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offset-y="0cm" draw:shadow-color="#c0c0c0" draw:shadow-opacity="30%"/>
    </style:style>
    <style:style style:name="gr5" style:family="graphic" style:parent-style-name="standard">
      <style:graphic-properties draw:stroke="solid" draw:stroke-dash="Ultrafine_20_Dotted_20__28_var_29_" svg:stroke-width="0.2cm" draw:marker-start="Arrow" draw:marker-start-width="0.8cm" draw:marker-end="" draw:marker-end-width="0.8cm" draw:fill="none" draw:textarea-horizontal-align="center" draw:textarea-vertical-align="middle" fo:padding-top="0.225cm" fo:padding-bottom="0.225cm" fo:padding-left="0.35cm" fo:padding-right="0.35cm" draw:shadow="visible" draw:shadow-offset-y="0cm" draw:shadow-color="#c0c0c0" draw:shadow-opacity="30%"/>
    </style:style>
    <style:style style:name="gr6" style:family="graphic" style:parent-style-name="standard">
      <style:graphic-properties draw:stroke="none" svg:stroke-color="#000000" draw:marker-end="Arrow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family="Verdana" style:font-family-generic="swiss" style:font-pitch="variable" fo:font-size="36pt" style:font-size-asian="36pt" style:font-size-complex="36pt"/>
    </style:style>
    <style:style style:name="P5" style:family="paragraph">
      <style:paragraph-properties fo:text-align="center"/>
      <style:text-properties fo:color="#000000" fo:font-family="Verdana" style:font-family-generic="swiss" style:font-pitch="variable" fo:font-size="36pt" style:font-size-asian="36pt" style:font-size-complex="36pt" style:font-relief="none"/>
    </style:style>
    <style:style style:name="T1" style:family="text"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T2" style:family="text">
      <style:text-properties fo:color="#ffffff" style:text-outline="true" style:text-position="sub 58%" fo:font-family="Verdana" style:font-style-name="Normal" style:font-family-generic="swiss" style:font-pitch="variable" fo:font-size="48pt" style:font-size-asian="18pt" style:font-size-complex="18pt" style:font-relief="none"/>
    </style:style>
    <style:style style:name="T3" style:family="text">
      <style:text-properties fo:font-family="Verdana" style:font-family-generic="swiss" style:font-pitch="variable" fo:font-size="36pt" style:font-size-asian="36pt" style:font-size-complex="36pt"/>
    </style:style>
    <style:style style:name="T4" style:family="text">
      <style:text-properties fo:color="#000000" fo:font-family="Verdana" style:font-family-generic="swiss" style:font-pitch="variable" fo:font-size="36pt" style:font-size-asian="36pt" style:font-size-complex="36pt" style:font-relief="none"/>
    </style:style>
    <style:style style:name="T5" style:family="text">
      <style:text-properties fo:color="#000000" style:text-position="sub 58%" fo:font-family="Verdana" style:font-family-generic="swiss" style:font-pitch="variable" fo:font-size="36pt" style:font-size-asian="36pt" style:font-size-complex="36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.5cm" svg:height="5.5cm" svg:x="6.5cm" svg:y="5.5cm">
          <text:p text:style-name="P1"><text:span text:style-name="T1">V</text:span><text:span text:style-name="T2">1</text:span></text:p>
        </draw:rect>
        <draw:rect draw:style-name="gr1" draw:text-style-name="P2" draw:layer="layout" svg:width="7.5cm" svg:height="5.5cm" svg:x="6.5cm" svg:y="15cm">
          <text:p/>
        </draw:rect>
        <draw:line draw:style-name="gr2" draw:text-style-name="P1" draw:layer="layout" svg:x1="1cm" svg:y1="8cm" svg:x2="6.5cm" svg:y2="8cm">
          <text:p/>
        </draw:line>
        <draw:line draw:style-name="gr3" draw:text-style-name="P1" draw:layer="layout" svg:x1="14cm" svg:y1="8cm" svg:x2="19.1cm" svg:y2="8cm">
          <text:p/>
        </draw:line>
        <draw:line draw:style-name="gr4" draw:text-style-name="P1" draw:layer="layout" svg:x1="11.5cm" svg:y1="15cm" svg:x2="11.5cm" svg:y2="11cm">
          <text:p/>
        </draw:line>
        <draw:line draw:style-name="gr5" draw:text-style-name="P1" draw:layer="layout" svg:x1="9cm" svg:y1="15cm" svg:x2="9cm" svg:y2="11cm">
          <text:p/>
        </draw:line>
        <draw:frame draw:style-name="gr6" draw:text-style-name="P4" draw:layer="layout" svg:width="4cm" svg:height="2.25cm" svg:x="1.3cm" svg:y="5.7cm">
          <draw:text-box>
            <text:p text:style-name="P3"><text:span text:style-name="T3">D</text:span></text:p>
          </draw:text-box>
        </draw:frame>
        <draw:frame draw:style-name="gr6" draw:text-style-name="P5" draw:layer="layout" svg:width="2.5cm" svg:height="2.25cm" svg:x="15cm" svg:y="5.5cm">
          <draw:text-box>
            <text:p text:style-name="P1"><text:span text:style-name="T4">k</text:span><text:span text:style-name="T5">01</text:span></text:p>
          </draw:text-box>
        </draw:frame>
        <draw:frame draw:style-name="gr6" draw:text-style-name="P5" draw:layer="layout" svg:width="2.5cm" svg:height="2.25cm" svg:x="12cm" svg:y="12.25cm">
          <draw:text-box>
            <text:p text:style-name="P1"><text:span text:style-name="T4">K</text:span><text:span text:style-name="T5">21</text:span></text:p>
          </draw:text-box>
        </draw:frame>
        <draw:frame draw:style-name="gr6" draw:text-style-name="P5" draw:layer="layout" svg:width="2.5cm" svg:height="2.25cm" svg:x="6cm" svg:y="11.5cm">
          <draw:text-box>
            <text:p text:style-name="P1"><text:span text:style-name="T4">k</text:span><text:span text:style-name="T5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1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8-12-14T16:20:52.82</meta:creation-date>
    <dc:date>2010-08-30T09:37:16.70</dc:date>
    <meta:editing-duration>PT00H05M32S</meta:editing-duration>
    <meta:editing-cycles>2</meta:editing-cycles>
    <meta:generator>OpenOffice.org/3.2$Win32 OpenOffice.org_project/320m18$Build-9502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